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Mangal1" svg:font-family="Mangal"/>
    <style:font-face style:name="OpenSymbol" svg:font-family="OpenSymbol"/>
    <style:font-face style:name="TimesNewRomanPSMT" svg:font-family="TimesNewRomanPSMT, 'Times New Roman'"/>
    <style:font-face style:name="OpenSymbol1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7.032cm" fo:margin-left="-0.023cm" table:align="left" style:writing-mode="lr-tb"/>
    </style:style>
    <style:style style:name="Tabela1.A" style:family="table-column">
      <style:table-column-properties style:column-width="3.265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5cm"/>
    </style:style>
    <style:style style:name="Tabela1.1" style:family="table-row">
      <style:table-row-properties style:min-row-height="0.487cm"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ela1.A4" style:family="table-cell" style:data-style-name="N37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P1" style:family="paragraph" style:parent-style-name="Table_20_Contents_20__28_user_29_">
      <style:paragraph-properties style:snap-to-layout-grid="false"/>
    </style:style>
    <style:style style:name="P2" style:family="paragraph" style:parent-style-name="Table_20_Heading_20__28_user_29_">
      <style:paragraph-properties style:snap-to-layout-grid="false"/>
    </style:style>
    <style:style style:name="P3" style:family="paragraph" style:parent-style-name="Standard" style:list-style-name="WW8Num1">
      <style:paragraph-properties>
        <style:tab-stops>
          <style:tab-stop style:position="0cm"/>
        </style:tab-stops>
      </style:paragraph-properties>
    </style:style>
    <style:style style:name="P4" style:family="paragraph" style:parent-style-name="Standard_20__28_user_29_" style:list-style-name="WW8Num4"/>
    <style:style style:name="P5" style:family="paragraph" style:parent-style-name="Standard_20__28_user_29_" style:list-style-name="WW8Num3"/>
    <style:style style:name="P6" style:family="paragraph" style:parent-style-name="Standard_20__28_user_29_" style:list-style-name="WW8Num2"/>
    <style:style style:name="P7" style:family="paragraph" style:parent-style-name="Standard_20__28_user_29_" style:list-style-name="WW8Num1"/>
    <style:style style:name="P8" style:family="paragraph" style:parent-style-name="Text_20_body_20__28_user_29_" style:list-style-name="L1"/>
    <style:style style:name="P9" style:family="paragraph" style:parent-style-name="Text_20_body_20__28_user_29_" style:list-style-name="L2"/>
    <style:style style:name="P10" style:family="paragraph" style:parent-style-name="Heading_20_2_20__28_user_29_" style:master-page-name="Standard">
      <style:paragraph-properties style:page-number="auto"/>
      <style:text-properties style:font-name="TimesNewRomanPSMT" style:font-name-complex="TimesNewRomanPSM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file-name text:display="name">UC02.02.04 - Alterar Período Letivo</text:file-name></text:p>
      <text:p text:style-name="Standard_20__28_user_29_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2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Autor</text:p>
          </table:table-cell>
          <table:table-cell table:style-name="Tabela1.C2" office:value-type="string">
            <text:p text:style-name="P2">Descrição</text:p>
          </table:table-cell>
        </table:table-row>
        <table:table-row table:style-name="Tabela1.1">
          <table:table-cell table:style-name="Tabela1.A2" office:value-type="string">
            <text:p text:style-name="P1">05/04/2010</text:p>
          </table:table-cell>
          <table:table-cell table:style-name="Tabela1.A2" office:value-type="string">
            <text:p text:style-name="P1">Dyego Silva Pinto</text:p>
          </table:table-cell>
          <table:table-cell table:style-name="Tabela1.C2" office:value-type="string">
            <text:p text:style-name="P1">Versão inicial do caso de uso.</text:p>
          </table:table-cell>
        </table:table-row>
        <table:table-row table:style-name="Tabela1.1">
          <table:table-cell table:style-name="Tabela1.A4" office:value-type="date" office:date-value="2010-11-08">
            <text:p text:style-name="P1">08/11/10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ificação e ajustes de usabilidade</text:p>
          </table:table-cell>
        </table:table-row>
      </table:table>
      <text:p text:style-name="Heading_20_3_20__28_user_29_">Pré-condições</text:p>
      <text:list xml:id="list39415328" text:style-name="WW8Num4">
        <text:list-item>
          <text:p text:style-name="P4">O Coordenador seleciona a opção alterar no caso de uso base 'Manter Período Letivo' de um determinado curso.</text:p>
        </text:list-item>
      </text:list>
      <text:p text:style-name="Heading_20_3_20__28_user_29_">Atores</text:p>
      <text:p text:style-name="Text_20_body_20__28_user_29_"><text:tab/>Coordenador Acadêmico (primário)</text:p>
      <text:p text:style-name="Heading_20_3_20__28_user_29_">Fluxo Principal</text:p>
      <text:p text:style-name="Standard_20__28_user_29_"/>
      <text:list xml:id="list39436781" text:style-name="WW8Num3">
        <text:list-item>
          <text:p text:style-name="P5">Sistema exibe as informações previamente cadastradas do período letivo selecionado:</text:p>
          <text:list>
            <text:list-item>
              <text:p text:style-name="P5">sigla e nome do curso, para somente consulta;</text:p>
            </text:list-item>
            <text:list-item>
              <text:p text:style-name="P5">sigla do período letivo;</text:p>
            </text:list-item>
            <text:list-item>
              <text:p text:style-name="P5">data de início e fim do período letivo;</text:p>
            </text:list-item>
          </text:list>
        </text:list-item>
        <text:list-item>
          <text:p text:style-name="P5">Coordenador altera a(s) informação (ões) desejada(s) e clica em salvar.</text:p>
        </text:list-item>
        <text:list-item>
          <text:p text:style-name="P5">Sistema emite uma mensagem de que a alteração foi realizada com sucesso;</text:p>
        </text:list-item>
        <text:list-item>
          <text:p text:style-name="P5">Volta ao passo 3 do fluxo principal do caso de uso base;</text:p>
        </text:list-item>
      </text:list>
      <text:p text:style-name="Heading_20_3_20__28_user_29_">Fluxo Alternativo 1</text:p>
      <text:list xml:id="list39425921" text:style-name="WW8Num2">
        <text:list-item>
          <text:p text:style-name="P6">Coordenador encerra execução do caso de uso a qualquer momento, voltando ao passo 3 do fluxo principal do caso de uso base;</text:p>
        </text:list-item>
      </text:list>
      <text:p text:style-name="Standard_20__28_user_29_"/>
      <text:p text:style-name="Heading_20_3_20__28_user_29_">Fluxo Alternativo 2</text:p>
      <text:list xml:id="list39414190" text:style-name="L1">
        <text:list-item>
          <text:p text:style-name="P8">Se as informações não forem válidas após verificação do sistema, sistema exibe uma notificação de que a informação preenchida no presente campo está inválida (Ex: Data inicial maior que a final).</text:p>
        </text:list-item>
        <text:list-item>
          <text:p text:style-name="P8">Retorna ao passo 1 do fluxo principal.</text:p>
        </text:list-item>
      </text:list>
      <text:p text:style-name="Heading_20_3_20__28_user_29_">Fluxo Alternativo 3</text:p>
      <text:list xml:id="list39418983" text:style-name="L2">
        <text:list-item>
          <text:p text:style-name="P9">Se a data inicial é anterior à última data inicial de um período letivo existente para um determinado curso, exibe uma mensagem informando o erro e volta ao passo 1 do fluxo principal;</text:p>
        </text:list-item>
      </text:list>
      <text:p text:style-name="Heading_20_3_20__28_user_29_">Fluxo Alternativo 4</text:p>
      <text:list xml:id="list39452569" text:continue-list="list39418983" text:style-name="L2">
        <text:list-item text:start-value="1">
          <text:p text:style-name="P9">Se com o novo período de datas informado (data inicial e data final), um dos eventos administrativos desse período não estiverem dentro dele, exibir mensagem de erro e volta ao passo 1 do fluxo principal;</text:p>
        </text:list-item>
      </text:list>
      <text:p text:style-name="Heading_20_3_20__28_user_29_"><text:soft-page-break/>Pós-condições</text:p>
      <text:list xml:id="list39424663" text:style-name="WW8Num1">
        <text:list-item>
          <text:p text:style-name="P7">Sistema atualizou a base de dados com os novos dados para o período letivo;</text:p>
        </text:list-item>
        <text:list-item>
          <text:p text:style-name="P3">Sistema registrou no log de auditoria para o usuário logado a mensagem: “Alterado o período letivo de <text:span text:style-name="T1">2010.2 (02/07/2010 – 22/12/2010)</text:span><text:span text:style-name="T2"> para </text:span><text:span text:style-name="T1">2010.2 (02/07/2010 – 30/12/2010) </text:span>do curso <text:span text:style-name="T1">TASI (Análise de Sistema Informatizados)</text:span>"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Mangal1" svg:font-family="Mangal"/>
    <style:font-face style:name="OpenSymbol" svg:font-family="OpenSymbol"/>
    <style:font-face style:name="TimesNewRomanPSMT" svg:font-family="TimesNewRomanPSMT, 'Times New Roman'"/>
    <style:font-face style:name="OpenSymbol1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Cap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_20__28_user_29_" style:display-name="Heading 1 (user)" style:family="paragraph" style:parent-style-name="Title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_20__28_user_29_" style:display-name="Heading 2 (user)" style:family="paragraph" style:parent-style-name="Title" style:next-style-name="Text_20_body_20__28_user_29_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_20__28_user_29_" style:display-name="Heading 3 (user)" style:family="paragraph" style:parent-style-name="Title" style:next-style-name="Text_20_body_20__28_user_29_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3" style:family="text">
      <style:text-properties style:font-name="StarSymbol" style:font-name-asian="OpenSymbol1" style:font-name-complex="OpenSymbol1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Numbering_20_Symbols_20__28_user_29_" style:display-name="Numbering Symbols (user)" style:family="text"/>
    <style:style style:name="Bullet_20_Symbols_20__28_user_29_" style:display-name="Bullet Symbols (user)" style:family="text">
      <style:text-properties style:font-name="OpenSymbol1" style:font-name-asian="OpenSymbol1" style:font-name-complex="OpenSymbol1"/>
    </style:style>
    <style:style style:name="Texto_20_de_20_balão_20_Char" style:display-name="Texto de balão Char" style:family="text" style:parent-style-name="Fonte_20_parág._20_padrão1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4-07T13:59:00</meta:creation-date>
    <dc:creator>Marcio Belo</dc:creator>
    <dc:date>2010-11-10T19:33:22.94</dc:date>
    <meta:editing-cycles>12</meta:editing-cycles>
    <meta:editing-duration>PT01H01M50S</meta:editing-duration>
    <meta:generator>BrOffice.org/3.2$Win32 OpenOffice.org_project/320m18$Build-9502</meta:generator>
    <meta:document-statistic meta:table-count="1" meta:image-count="0" meta:object-count="0" meta:page-count="2" meta:paragraph-count="35" meta:word-count="322" meta:character-count="1930"/>
  </office:meta>
</office:document-meta>
</file>